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 24-36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peat of 001, set MAX_CODE_BLOCKS to 1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eat of 001, use big_bang’s progenitor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eat of 002, use big_bang’s progenitor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eat of 002, 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eat of 005, 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quel to 002, 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 office:value-type="string" calcext:value-type="string">
            <text:p>simulate_universe()</text:p>
          </table:table-cell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quel to 005, 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quel to 006, 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quel to 011, 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Sequel to 011, 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07T20:48:06.983000000</dc:date>
    <meta:editing-duration>PT23M58S</meta:editing-duration>
    <meta:editing-cycles>4</meta:editing-cycles>
    <meta:generator>LibreOffice/6.1.6.3$Windows_X86_64 LibreOffice_project/5896ab1714085361c45cf540f76f60673dd96a72</meta:generator>
    <meta:document-statistic meta:table-count="1" meta:cell-count="280" meta:object-count="0"/>
  </office:meta>
</office:document-meta>
</file>